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7226f0" officeooo:paragraph-rsid="0010368c" style:font-weight-asian="normal" style:font-weight-complex="normal"/>
    </style:style>
    <style:style style:name="P2" style:family="paragraph" style:parent-style-name="Standard">
      <style:text-properties fo:font-weight="normal" officeooo:rsid="006800bd" officeooo:paragraph-rsid="0010368c" style:font-weight-asian="normal" style:font-weight-complex="normal"/>
    </style:style>
    <style:style style:name="P3" style:family="paragraph" style:parent-style-name="Standard">
      <style:text-properties fo:font-weight="normal" officeooo:rsid="0068a74a" officeooo:paragraph-rsid="0010368c" style:font-weight-asian="normal" style:font-weight-complex="normal"/>
    </style:style>
    <style:style style:name="P4" style:family="paragraph" style:parent-style-name="Standard">
      <style:text-properties fo:font-weight="normal" officeooo:rsid="0068eb75" officeooo:paragraph-rsid="0010368c" style:font-weight-asian="normal" style:font-weight-complex="normal"/>
    </style:style>
    <style:style style:name="P5" style:family="paragraph" style:parent-style-name="Standard">
      <style:text-properties fo:font-weight="normal" officeooo:rsid="006a0bd6" officeooo:paragraph-rsid="0010368c" style:font-weight-asian="normal" style:font-weight-complex="normal"/>
    </style:style>
    <style:style style:name="P6" style:family="paragraph" style:parent-style-name="Standard">
      <style:text-properties fo:font-weight="normal" officeooo:rsid="006bd90d" officeooo:paragraph-rsid="0010368c" style:font-weight-asian="normal" style:font-weight-complex="normal"/>
    </style:style>
    <style:style style:name="P7" style:family="paragraph" style:parent-style-name="Standard">
      <style:text-properties fo:font-weight="normal" officeooo:rsid="006f5d48" officeooo:paragraph-rsid="0010368c" style:font-weight-asian="normal" style:font-weight-complex="normal"/>
    </style:style>
    <style:style style:name="P8" style:family="paragraph" style:parent-style-name="Standard">
      <style:text-properties fo:font-weight="normal" officeooo:rsid="006fb28f" officeooo:paragraph-rsid="0010368c" style:font-weight-asian="normal" style:font-weight-complex="normal"/>
    </style:style>
    <style:style style:name="P9" style:family="paragraph" style:parent-style-name="Standard">
      <style:text-properties fo:font-weight="normal" officeooo:rsid="0070cdf3" officeooo:paragraph-rsid="0010368c" style:font-weight-asian="normal" style:font-weight-complex="normal"/>
    </style:style>
    <style:style style:name="P10" style:family="paragraph" style:parent-style-name="Standard">
      <style:text-properties fo:font-weight="bold" officeooo:rsid="00674bab" officeooo:paragraph-rsid="0010368c" style:font-weight-asian="bold" style:font-weight-complex="bold"/>
    </style:style>
    <style:style style:name="P11" style:family="paragraph" style:parent-style-name="Standard">
      <style:text-properties fo:font-weight="bold" officeooo:rsid="006800bd" officeooo:paragraph-rsid="0010368c" style:font-weight-asian="bold" style:font-weight-complex="bold"/>
    </style:style>
    <style:style style:name="T1"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sert SQL Statements</text:p>
      <text:p text:style-name="P10"/>
      <text:p text:style-name="P11">i<text:span text:style-name="T1">nsert into Customer (DL_number, CustName, BirthDate, city, state, Zipcode) values ('68462244', 'Michael Gray', '13/7/1992', 'Hagerstown', 'Maryland', '21747');</text:span></text:p>
      <text:p text:style-name="P2">insert into Customer (DL_number, CustName, BirthDate, city, state, Zipcode) values ('36987337', 'William Foster', '9/12/1990', 'San Antonio', 'Texas', '78255');</text:p>
      <text:p text:style-name="P2">insert into Customer (DL_number, CustName, BirthDate, city, state, Zipcode) values ('05361002', 'Carol Moore', '8/1/1984', 'Chicago', 'Illinois', '60619');</text:p>
      <text:p text:style-name="P2">insert into Customer (DL_number, CustName, BirthDate, city, state, Zipcode) values ('43406018', 'Maria Lynch', '21/8/1989', 'Charleston', 'West Virginia', '25326');</text:p>
      <text:p text:style-name="P2">insert into Customer (DL_number, CustName, BirthDate, city, state, Zipcode) values ('50988150', 'George Banks', '22/5/1990', 'Pompano Beach', 'Florida', '33064');</text:p>
      <text:p text:style-name="P2">insert into Customer (DL_number, CustName, BirthDate, city, state, Zipcode) values ('00093329', 'Heather Ramos', '30/11/1981', 'Pittsburgh', 'Pennsylvania', '15205');</text:p>
      <text:p text:style-name="P2">insert into Customer (DL_number, CustName, BirthDate, city, state, Zipcode) values ('51660141', 'Jack Hamilton', '13/6/1990', 'Melbourne', 'Florida', '32919');</text:p>
      <text:p text:style-name="P2">insert into Customer (DL_number, CustName, BirthDate, city, state, Zipcode) values ('62864902', 'Charles Clark', '9/11/1988', 'Shawnee Mission', 'Kansas', '66220');</text:p>
      <text:p text:style-name="P2">insert into Customer (DL_number, CustName, BirthDate, city, state, Zipcode) values ('06154544', 'Carolyn Austin', '8/1/1994', 'Bakersfield', 'California', '93386');</text:p>
      <text:p text:style-name="P2">insert into Customer (DL_number, CustName, BirthDate, city, state, Zipcode) values ('55150118', 'Louis Shaw', '28/1/1981', 'Buffalo', 'New York', '14215');</text:p>
      <text:p text:style-name="P2"/>
      <text:p text:style-name="P2"/>
      <text:p text:style-name="P2">insert into Car (Car_ID, Cat_Name, Model, Color, Availability_flag, Zipcode, Mileage) values (9915, 'MINI VAN', 'Omni', 'Purple', 'T', '55108', 8);</text:p>
      <text:p text:style-name="P2">insert into Car (Car_ID, Cat_Name, Model, Color, Availability_flag, Zipcode, Mileage) values (3633, 'LUXURY CAR', 'Tiago', 'Green', 'T', '83711', 10);</text:p>
      <text:p text:style-name="P2">insert into Car (Car_ID, Cat_Name, Model, Color, Availability_flag, Zipcode, Mileage) values (1368, 'MINI VAN', 'Ritz', 'Red', 'T', '65218', 14);</text:p>
      <text:p text:style-name="P2">insert into Car (Car_ID, Cat_Name, Model, Color, Availability_flag, Zipcode, Mileage) values (7263, 'MID SIZE', 'Civic', 'Turquoise', 'T', '74184', 18);</text:p>
      <text:p text:style-name="P2">insert into Car (Car_ID, Cat_Name, Model, Color, Availability_flag, Zipcode, Mileage) values (8442, 'COMPACT', 'Accent', 'Green', 'T', '83722', 14);</text:p>
      <text:p text:style-name="P2">insert into Car (Car_ID, Cat_Name, Model, Color, Availability_flag, Zipcode, Mileage) values (8423, 'MINI VAN', 'Civic', 'Puce', 'T', '83711', 16);</text:p>
      <text:p text:style-name="P2">insert into Car (Car_ID, Cat_Name, Model, Color, Availability_flag, Zipcode, Mileage) values (2347, 'FULL SIZE SUV', 'Amaze', 'Turquoise', 'T', '74116', 17);</text:p>
      <text:p text:style-name="P2">insert into Car (Car_ID, Cat_Name, Model, Color, Availability_flag, Zipcode, Mileage) values (3439, 'MID SIZE', 'polo', 'Goldenrod', 'F', '02458', 13);</text:p>
      <text:p text:style-name="P2">insert into Car (Car_ID, Cat_Name, Model, Color, Availability_flag, Zipcode, Mileage) values (8139, 'FULL SIZE SUV', 'Icon', 'Turquoise', 'T', '89505', 22);</text:p>
      <text:p text:style-name="P2">insert into Car (Car_ID, Cat_Name, Model, Color, Availability_flag, Zipcode, Mileage) values (2550, 'COMPACT', 'polo', 'Goldenrod', 'T', '44720', 19);</text:p>
      <text:p text:style-name="P2">insert into Car (Car_ID, Cat_Name, Model, Color, Availability_flag, Zipcode, Mileage) values (8747, 'COMPACT', 'Amaze', 'Yellow', 'T', '15286', 9);</text:p>
      <text:p text:style-name="P2">insert into Car (Car_ID, Cat_Name, Model, Color, Availability_flag, Zipcode, Mileage) values (4988, 'ECONOMY', 'Tiago', 'Goldenrod', 'T', '21290', 14);</text:p>
      <text:p text:style-name="P2">insert into Car (Car_ID, Cat_Name, Model, Color, Availability_flag, Zipcode, Mileage) values (4349, 'MINI VAN', 'Omni', 'Red', 'F', '23605', 11);</text:p>
      <text:p text:style-name="P2">insert into Car (Car_ID, Cat_Name, Model, Color, Availability_flag, Zipcode, Mileage) values (7596, 'MID SIZE', 'E Class', 'Green', 'F', '02458', 18);</text:p>
      <text:p text:style-name="P2"><text:soft-page-break/>insert into Car (Car_ID, Cat_Name, Model, Color, Availability_flag, Zipcode, Mileage) values (6936, 'MID SIZE', 'A7', 'Violet', 'F', '77713', 18);</text:p>
      <text:p text:style-name="P2">insert into Car (Car_ID, Cat_Name, Model, Color, Availability_flag, Zipcode, Mileage) values (6871, 'MINI VAN', 'Kamaro', 'Violet', 'F', '25726', 15);</text:p>
      <text:p text:style-name="P2">insert into Car (Car_ID, Cat_Name, Model, Color, Availability_flag, Zipcode, Mileage) values (9134, 'COMPACT', 'Fortuner', 'Purple', 'T', '93740', 25);</text:p>
      <text:p text:style-name="P2"/>
      <text:p text:style-name="P2"/>
      <text:p text:style-name="P3">insert into Company (Company_name, Car_ID) values ('Maruti Suzuki', 9915);</text:p>
      <text:p text:style-name="P3">insert into Company (Company_name, Car_ID) values ('Tata', 3633);</text:p>
      <text:p text:style-name="P3">insert into Company (Company_name, Car_ID) values ('Maruti', 1368);</text:p>
      <text:p text:style-name="P3">insert into Company (Company_name, Car_ID) values ('Hyundai', 7263);</text:p>
      <text:p text:style-name="P3">insert into Company (Company_name, Car_ID) values ('Hyundai', 8442);</text:p>
      <text:p text:style-name="P3">insert into Company (Company_name, Car_ID) values ('Hyundai', 8423);</text:p>
      <text:p text:style-name="P3">insert into Company (Company_name, Car_ID) values ('Honda', 2347);</text:p>
      <text:p text:style-name="P3">insert into Company (Company_name, Car_ID) values ('Volkswagon', 3439);</text:p>
      <text:p text:style-name="P3">insert into Company (Company_name, Car_ID) values ('Ford', 8139);</text:p>
      <text:p text:style-name="P3"/>
      <text:p text:style-name="P3"/>
      <text:p text:style-name="P4">insert into Reservation (Reservation_ID, Car_Reg, DL_number, PickupLocation, Amount, DropoffLocation, Booking_status, From_dt_time, Ret_dt_time, InsCode) values (1, 9915, '36987301', '35295', 1056, '27605', 'T', '6/12/2016', '14/12/2016', 'I202');</text:p>
      <text:p text:style-name="P4">insert into Reservation (Reservation_ID, Car_Reg, DL_number, PickupLocation, Amount, DropoffLocation, Booking_status, From_dt_time, Ret_dt_time, InsCode) values (3, 1368, '52854045', '90005', 2830, '78769', 'F', '4/11/2017', '11/11/2017', 'I201');</text:p>
      <text:p text:style-name="P4">insert into Reservation (Reservation_ID, Car_Reg, DL_number, PickupLocation, Amount, DropoffLocation, Booking_status, From_dt_time, Ret_dt_time, InsCode) values (4, 7263, '37000617', '27605', 2134, '02458', 'T', '8/9/2016', '10/9/2016', 'I203');</text:p>
      <text:p text:style-name="P4">insert into Reservation (Reservation_ID, Car_Reg, DL_number, PickupLocation, Amount, DropoffLocation, Booking_status, From_dt_time, Ret_dt_time, InsCode) values (5, 8442, '57691098', '74116', 1648, '75358', 'T', '5/2/2016', '12/2/2016', 'I201');</text:p>
      <text:p text:style-name="P4">insert into Reservation (Reservation_ID, Car_Reg, DL_number, PickupLocation, Amount, DropoffLocation, Booking_status, From_dt_time, Ret_dt_time, InsCode) values (6, 8423, '10370204', '79984', 1825, '77713', 'F', '3/12/2016', '14/12/2016', 'I203');</text:p>
      <text:p text:style-name="P4">insert into Reservation (Reservation_ID, Car_Reg, DL_number, PickupLocation, Amount, DropoffLocation, Booking_status, From_dt_time, Ret_dt_time, InsCode) values (7, 2347, '65862190', '20904', 1129, '74116', 'T', '5/7/2016', '11/7/2016', 'I203');</text:p>
      <text:p text:style-name="P4">insert into Reservation (Reservation_ID, Car_Reg, DL_number, PickupLocation, Amount, DropoffLocation, Booking_status, From_dt_time, Ret_dt_time, InsCode) values (8, 3439, '48417726', '78769', 2002, '10105', 'T', '3/12/2017', '14/12/2017', 'I202');</text:p>
      <text:p text:style-name="P4">insert into Reservation (Reservation_ID, Car_Reg, DL_number, PickupLocation, Amount, DropoffLocation, Booking_status, From_dt_time, Ret_dt_time, InsCode) values (9, 8139, '24090721', '74116', 1304, '77713', 'F', '5/12/2015', '11/12/2015', 'I202');</text:p>
      <text:p text:style-name="P4">insert into Reservation (Reservation_ID, Car_Reg, DL_number, PickupLocation, Amount, DropoffLocation, Booking_status, From_dt_time, Ret_dt_time, InsCode) values (10, 2550, '68180216', '79984', 2916, '15286', 'F', '4/1/2016', '11/1/2016', 'I204');</text:p>
      <text:p text:style-name="P4"/>
      <text:p text:style-name="P4"/>
      <text:p text:style-name="P5">insert into Rental (DL_number, Car_ID, BillID, StartDate, EndDate, FuelOpt, InsCode, Equip_ID) values ('64942107', 9134, 17, '3/12/2016', '10/12/2016', '1', 'I201','10');</text:p>
      <text:p text:style-name="P5">insert into Rental (DL_number, Car_ID, BillID, StartDate, EndDate, FuelOpt, InsCode, Equip_ID) values ('27808030', 3422, 18, '4/12/2016', '9/12/2016', '3', 'I202','1');</text:p>
      <text:p text:style-name="P5"><text:soft-page-break/>insert into Rental (DL_number, Car_ID, BillID, StartDate, EndDate, FuelOpt, InsCode, Equip_ID) values ('68428731', 8318, 19, '8/12/2016', '11/12/2016', '3', 'I203','9');</text:p>
      <text:p text:style-name="P5">insert into Rental (DL_number, Car_ID, BillID, StartDate, EndDate, FuelOpt, InsCode, Equip_ID) values ('02681442', 1576, 20, '6/12/2016', '11/12/2016', '1', 'I204','1');</text:p>
      <text:p text:style-name="P5">insert into Rental (DL_number, Car_ID, BillID, StartDate, EndDate, FuelOpt, InsCode, Equip_ID) values ('00937222', 3896, 21, '4/12/2016', '9/12/2016', '2', 'I201','1');</text:p>
      <text:p text:style-name="P5">insert into Rental (DL_number, Car_ID, BillID, StartDate, EndDate, FuelOpt, InsCode, Equip_ID) values ('55154053', 7856, 22, '6/12/2016', '12/12/2016', '1', 'I202','1');</text:p>
      <text:p text:style-name="P5">insert into Rental (DL_number, Car_ID, BillID, StartDate, EndDate, FuelOpt, InsCode, Equip_ID) values ('10370204', 4357, 23, '3/12/2016', '12/12/2016', '1', 'I203','1');</text:p>
      <text:p text:style-name="P5">insert into Rental (DL_number, Car_ID, BillID, StartDate, EndDate, FuelOpt, InsCode, Equip_ID) values ('10812147', 3741, 24, '4/12/2016', '9/12/2016', '2', 'I204','1');</text:p>
      <text:p text:style-name="P5">insert into Rental (DL_number, Car_ID, BillID, StartDate, EndDate, FuelOpt, InsCode, Equip_ID) values ('57520039', 2810, 25, '3/12/2016', '9/12/2016', '1', 'I201','1');</text:p>
      <text:p text:style-name="P5"/>
      <text:p text:style-name="P5"/>
      <text:p text:style-name="P6">insert into Equipment (Equip_ID, EquipCat_ID, Equip_Name, Rent_cost) values (1, 2, 'Child seats ', 130);</text:p>
      <text:p text:style-name="P6">insert into Equipment (Equip_ID, EquipCat_ID, Equip_Name, Rent_cost) values (2, 1, 'Roof racks', 115);</text:p>
      <text:p text:style-name="P6">insert into Equipment (Equip_ID, EquipCat_ID, Equip_Name, Rent_cost) values (3, 1, 'Ski racks', 140);</text:p>
      <text:p text:style-name="P6">insert into Equipment (Equip_ID, EquipCat_ID, Equip_Name, Rent_cost) values (4, 2, 'Winter tyres', 130);</text:p>
      <text:p text:style-name="P6">insert into Equipment (Equip_ID, EquipCat_ID, Equip_Name, Rent_cost) values (5, 2, 'Music system', 155);</text:p>
      <text:p text:style-name="P6">insert into Equipment (Equip_ID, EquipCat_ID, Equip_Name, Rent_cost) values (6, 2, 'AC', 80);</text:p>
      <text:p text:style-name="P6">insert into Equipment (Equip_ID, EquipCat_ID, Equip_Name, Rent_cost) values (7, 1, 'WiFi devices', 75);</text:p>
      <text:p text:style-name="P6">insert into Equipment (Equip_ID, EquipCat_ID, Equip_Name, Rent_cost) values (8, 1, 'Navigation devices', 150);</text:p>
      <text:p text:style-name="P6">insert into Equipment (Equip_ID, EquipCat_ID, Equip_Name, Rent_cost) values (9, 2, 'Seat covers', 100);</text:p>
      <text:p text:style-name="P6">insert into Equipment (Equip_ID, EquipCat_ID, Equip_Name, Rent_cost) values (10, 1, 'Cushions', 150);</text:p>
      <text:p text:style-name="P6"/>
      <text:p text:style-name="P6"/>
      <text:p text:style-name="P7">insert into Equip_Category (EquipCat_ID, type) values (1, 'Non-detachable');</text:p>
      <text:p text:style-name="P7">insert into Equip_Category (EquipCat_ID, type) values (2, 'Detachable');</text:p>
      <text:p text:style-name="P7"/>
      <text:p text:style-name="P7"/>
      <text:p text:style-name="P8">insert into Car_Category (Category_Name, No_of_person, Rent_per_day, Late_fee_per_hour) values ('FULL SIZE SUV', 8, 2700, 550);</text:p>
      <text:p text:style-name="P8">insert into Car_Category ( Category_Name, No_of_person, Rent_per_day, Late_fee_per_hour) values ('ECONOMY', 4, 2200, 660);</text:p>
      <text:p text:style-name="P8">insert into Car_Category ( Category_Name, No_of_person, Rent_per_day, Late_fee_per_hour) values ('MINI VAN', 10, 1600, 250);</text:p>
      <text:p text:style-name="P8">insert into Car_Category ( Category_Name, No_of_person, Rent_per_day, Late_fee_per_hour) values ('COMPACT', 2, 1000, 200);</text:p>
      <text:p text:style-name="P8">insert into Car_Category ( Category_Name, No_of_person, Rent_per_day, Late_fee_per_hour) values ('MID SIZE', 5, 2400, 570);</text:p>
      <text:p text:style-name="P8"><text:soft-page-break/>insert into Car_Category ( Category_Name, No_of_person, Rent_per_day, Late_fee_per_hour) values ('LUXURY CAR', 6, 2800, 700);</text:p>
      <text:p text:style-name="P8"/>
      <text:p text:style-name="P9">insert into FuelOption (Fuel_ID, Description, Cost) values (1, 'The fuel tank will be full or part-full when you pick your car up. Just replace the fuel you’ve used before you drop your car off and you’ll pay no fuel fees at all.', 0);</text:p>
      <text:p text:style-name="P9">insert into FuelOption (Fuel_ID, Description, Cost) values (2, 'You’ll pay for the fuel in the tank when you pick the car up. Try to drop the car off as empty as possible as the car hire company won’t refund you for unused fuel.', 300);</text:p>
      <text:p text:style-name="P9">insert into FuelOption (Fuel_ID, Description, Cost) values (3, 'When you pick your car up you’ll pay for the fuel in the tank and pay a non-refundable service charge to cover the car hire company’s refuelling expenses.You’ll get a refund for any fuel you don’t use.', 400);</text:p>
      <text:p text:style-name="P9"/>
      <text:p text:style-name="P1"/>
      <text:p text:style-name="P1">INSERT INTO Insurance VALUES('I201', 'COLLISION DAMAGE WAIVER: Covers theft and total damage to the rental car',200);</text:p>
      <text:p text:style-name="P1">INSERT INTO Insurance VALUES('I202', 'SUPPLEMENTAL LIABILITY PROTECTION: Covers damage done to others',150);</text:p>
      <text:p text:style-name="P1">INSERT INTO Insurance VALUES('I203', 'PERSONAL ACCIDENT INSURANCE: Covers medical costs for driver and passengers',100);</text:p>
      <text:p text:style-name="P1">INSERT INTO Insurance VALUES('I204', 'PERSONAL EFFECTS COVERAGE: Covers theft of personal belongings',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9T03:31:32.349047058</meta:creation-date>
    <dc:date>2016-11-19T03:31:44.833080491</dc:date>
    <meta:editing-duration>PT12S</meta:editing-duration>
    <meta:editing-cycles>1</meta:editing-cycles>
    <meta:generator>LibreOffice/5.1.4.2$Linux_X86_64 LibreOffice_project/10m0$Build-2</meta:generator>
    <meta:document-statistic meta:table-count="0" meta:image-count="0" meta:object-count="0" meta:page-count="4" meta:paragraph-count="80" meta:word-count="1373" meta:character-count="11630" meta:non-whitespace-character-count="10337"/>
  </office:meta>
</office:document-meta>
</file>